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809EB61D19552416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13cm" svg:height="4.513cm" svg:x="4.687cm" svg:y="4.487cm">
          <draw:image xlink:href="Pictures/1000000000000080000000809EB61D1955241627.png" xlink:type="simple" xlink:show="embed" xlink:actuate="onLoad">
            <text:p/>
          </draw:image>
        </draw:frame>
        <draw:frame draw:style-name="gr2" draw:text-style-name="P1" draw:layer="layout" svg:width="4.513cm" svg:height="4.513cm" draw:transform="rotate (-2.79252680319093) translate (15.836cm 8.091cm)">
          <draw:image xlink:href="Pictures/1000000000000080000000809EB61D1955241627.png" xlink:type="simple" xlink:show="embed" xlink:actuate="onLoad">
            <text:p/>
          </draw:image>
        </draw:frame>
        <draw:frame draw:style-name="gr2" draw:text-style-name="P1" draw:layer="layout" svg:width="4.513cm" svg:height="4.513cm" svg:x="16.486cm" svg:y="4.487cm">
          <draw:image xlink:href="Pictures/1000000000000080000000809EB61D195524162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6:38:16.225680588</meta:creation-date>
    <dc:date>2017-12-03T22:26:50.738139484</dc:date>
    <meta:editing-duration>PT11M48S</meta:editing-duration>
    <meta:editing-cycles>7</meta:editing-cycles>
    <meta:generator>LibreOfficeDev/6.1.0.0.alpha0$Linux_X86_64 LibreOffice_project/fed42afe0864abcac44d510ff195b6bec3e0f4f4</meta:generator>
    <meta:document-statistic meta:object-count="26"/>
  </office:meta>
</office:document-meta>
</file>